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4.2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7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132cm" fo:min-width="2.734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874cm" fo:min-width="2.73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2.05cm"/>
    </style:style>
    <style:style style:name="gr1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8cm" svg:y="1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cm" svg:height="2.7cm" svg:x="2.2cm" svg:y="1.2cm">
          <text:p text:style-name="P1">End User 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3" draw:text-style-name="P1" draw:layer="layout" svg:width="3.6cm" svg:height="5.5cm" svg:x="1.099cm" svg:y="12.9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1.1cm" svg:y="17.2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g>
          <draw:custom-shape draw:style-name="gr5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7" draw:text-style-name="P1" draw:layer="layout" svg:x1="12.9cm" svg:y1="14.999cm" svg:x2="20.8cm" svg:y2="14.999cm">
            <text:p/>
          </draw:line>
          <draw:line draw:style-name="gr7" draw:text-style-name="P1" draw:layer="layout" svg:x1="12.9cm" svg:y1="12.599cm" svg:x2="20.8cm" svg:y2="12.599cm">
            <text:p/>
          </draw:line>
          <draw:line draw:style-name="gr7" draw:text-style-name="P1" draw:layer="layout" svg:x1="12.9cm" svg:y1="14.999cm" svg:x2="12.9cm" svg:y2="12.599cm">
            <text:p/>
          </draw:line>
          <draw:line draw:style-name="gr7" draw:text-style-name="P1" draw:layer="layout" svg:x1="15.1cm" svg:y1="14.999cm" svg:x2="15.1cm" svg:y2="12.599cm">
            <text:p/>
          </draw:line>
        </draw:g>
        <draw:line draw:style-name="gr8" draw:text-style-name="P1" draw:layer="layout" svg:x1="17.6cm" svg:y1="12.6cm" svg:x2="10cm" svg:y2="9cm">
          <text:p/>
        </draw:line>
        <draw:line draw:style-name="gr8" draw:text-style-name="P1" draw:layer="layout" svg:x1="3.5cm" svg:y1="4cm" svg:x2="3.1cm" svg:y2="13cm">
          <text:p/>
        </draw:line>
        <draw:g>
          <draw:g>
            <draw:custom-shape draw:style-name="gr3" draw:text-style-name="P1" draw:layer="layout" svg:width="3.6cm" svg:height="5.5cm" svg:x="6.4cm" svg:y="8.399cm">
              <text:p text:style-name="P1">Handicap</text:p>
              <text:p text:style-name="P1">Modifier</text:p>
              <text:p text:style-name="P1">Foun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6.401cm" svg:y="12.699cm">
              <text:p text:style-name="P1">From Look </text:p>
              <text:p text:style-name="P1">Up Table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8.3cm" svg:y1="13.9cm" svg:x2="6.9cm" svg:y2="22.1cm">
          <text:p text:style-name="P1">Handicap Modifier</text:p>
          <text:p text:style-name="P1"/>
        </draw:line>
        <draw:g>
          <draw:g>
            <draw:custom-shape draw:style-name="gr10" draw:text-style-name="P1" draw:layer="layout" svg:width="3.6cm" svg:height="7cm" svg:x="4.3cm" svg:y="22.099cm">
              <text:p text:style-name="P1">Handicap</text:p>
              <text:p text:style-name="P1">Time</text:p>
              <text:p text:style-name="P1">Calculated</text:p>
              <text:p text:style-name="P1"/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1" draw:text-style-name="P1" draw:layer="layout" svg:width="3.6cm" svg:height="2.4cm" svg:x="4.301cm" svg:y="26.7cm">
              <text:p text:style-name="P1">Ride Time – </text:p>
              <text:p text:style-name="P1">Handicap</text:p>
              <text:p text:style-name="P1">Modifier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3.2cm" svg:y1="18.5cm" svg:x2="5.4cm" svg:y2="22.1cm">
          <text:p text:style-name="P1">Ride Time</text:p>
          <text:p text:style-name="P1"/>
        </draw:line>
        <draw:line draw:style-name="gr9" draw:text-style-name="P1" draw:layer="layout" svg:x1="7.9cm" svg:y1="25.3cm" svg:x2="15.3cm" svg:y2="25.3cm">
          <text:p text:style-name="P1">Handicapped Times</text:p>
          <text:p text:style-name="P1"/>
        </draw:line>
        <draw:frame draw:style-name="gr12" draw:text-style-name="P1" draw:layer="layout" svg:width="6.2cm" svg:height="2.3cm" draw:transform="rotate (-1.5685273987673) translate (5.386cm 5.395cm)">
          <draw:text-box>
            <text:p text:style-name="P1">Watch Time and Position</text:p>
          </draw:text-box>
        </draw:frame>
        <draw:g>
          <draw:g>
            <draw:custom-shape draw:style-name="gr13" draw:text-style-name="P1" draw:layer="layout" svg:width="4.599cm" svg:height="7.099cm" svg:x="15.3cm" svg:y="21.9cm">
              <text:p text:style-name="P1">Times Ordered</text:p>
              <text:p text:style-name="P1">(ascending)</text:p>
              <text:p text:style-name="P1"><text:s/>In 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4" draw:text-style-name="P1" draw:layer="layout" svg:width="4.599cm" svg:height="1.55cm" svg:x="15.301cm" svg:y="27.45cm">
              <text:p text:style-name="P1"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17.7cm" svg:y1="21.9cm" svg:x2="17.7cm" svg:y2="15.1cm">
          <text:p text:style-name="P1">Points Data</text:p>
          <text:p text:style-name="P1"/>
        </draw:line>
        <draw:line draw:style-name="gr9" draw:text-style-name="P1" draw:layer="layout" svg:x1="15.7cm" svg:y1="2.7cm" svg:x2="7cm" svg:y2="2.6cm">
          <text:p text:style-name="P1"/>
          <text:p text:style-name="P1"/>
        </draw:line>
        <draw:frame draw:style-name="gr15" draw:layer="layout" svg:width="6.1cm" svg:height="1.7cm" svg:x="8.3cm" svg:y="1cm">
          <draw:text-box>
            <text:p>Watch Time and Position</text:p>
          </draw:text-box>
        </draw:frame>
        <draw:frame draw:style-name="gr16" draw:layer="layout" svg:width="8cm" svg:height="2.4cm" draw:transform="rotate (-0.454309204294124) translate (10.911cm 8cm)">
          <draw:text-box>
            <text:p>Best Time For Distance</text:p>
          </draw:text-box>
        </draw:frame>
        <draw:line draw:style-name="gr9" draw:text-style-name="P1" draw:layer="layout" svg:x1="4.7cm" svg:y1="16.1cm" svg:x2="13cm" svg:y2="14.2cm">
          <text:p text:style-name="P1">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9:39:35.222000000</meta:creation-date>
    <dc:date>2014-10-03T22:34:29.636000000</dc:date>
    <meta:editing-duration>PT50M52S</meta:editing-duration>
    <meta:editing-cycles>6</meta:editing-cycles>
    <meta:generator>LibreOffice/4.3.1.2$Windows_x86 LibreOffice_project/958349dc3b25111dbca392fbc281a05559ef6848</meta:generator>
    <meta:document-statistic meta:object-count="36"/>
  </office:meta>
</office:document-meta>
</file>